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3cm" style:rel-column-width="682*"/>
    </style:style>
    <style:style style:name="Tableau1.Ar" style:family="table-column">
      <style:table-column-properties style:column-width="0.319cm" style:rel-column-width="7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t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I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O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Z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l1" style:family="table-cell">
      <style:table-cell-properties fo:background-color="#acb2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r1" style:family="table-cell">
      <style:table-cell-properties fo:background-color="#acb20c" fo:padding="0.097cm" fo:border="0.5pt solid #000000" style:writing-mode="page">
        <style:background-image/>
      </style:table-cell-properties>
    </style:style>
    <style:style style:name="Tableau2" style:family="table">
      <style:table-properties style:width="28.2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1.08cm"/>
    </style:style>
    <style:style style:name="Tableau2.B" style:family="table-column">
      <style:table-column-properties style:column-width="1.081cm"/>
    </style:style>
    <style:style style:name="Tableau2.Z" style:family="table-column">
      <style:table-column-properties style:column-width="1.18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H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M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Q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S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V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Y1" style:family="table-cell">
      <style:table-cell-properties fo:background-color="#acb2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Z1" style:family="table-cell">
      <style:table-cell-properties fo:background-color="#acb20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12a5bb" fo:background-color="#b2b2b2"/>
    </style:style>
    <style:style style:name="P8" style:family="paragraph" style:parent-style-name="Standard">
      <style:text-properties style:use-window-font-color="true" officeooo:rsid="0012a5bb" officeooo:paragraph-rsid="00166040" fo:background-color="#b2b2b2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953" officeooo:paragraph-rsid="00163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040" officeooo:paragraph-rsid="00166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8c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ba" officeooo:paragraph-rsid="001a9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b41" officeooo:paragraph-rsid="001d6b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1fe" officeooo:paragraph-rsid="0017b1f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8c1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ba" officeooo:paragraph-rsid="001a90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f17" officeooo:paragraph-rsid="001c1f1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b41" officeooo:paragraph-rsid="001d6b4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7b1f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officeooo:rsid="0012a5bb" officeooo:paragraph-rsid="00166040" fo:background-color="#8d1d75"/>
    </style:style>
    <style:style style:name="P21" style:family="paragraph" style:parent-style-name="Standard">
      <style:text-properties style:use-window-font-color="true" officeooo:rsid="0020bb53" officeooo:paragraph-rsid="0020bb53" fo:background-color="#706e0c"/>
    </style:style>
    <style:style style:name="P22" style:family="paragraph" style:parent-style-name="Standard">
      <style:text-properties style:use-window-font-color="true" officeooo:rsid="001eacfe" officeooo:paragraph-rsid="0012a5bb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95"/>
        <table:table-column table:style-name="Tableau1.Ar"/>
        <table:table-row table:style-name="Tableau1.1"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0</text:p>
          </table:table-cell>
          <table:table-cell table:style-name="Tableau1.A1" office:value-type="string">
            <text:p text:style-name="P19">0</text:p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5">1</text:p>
          </table:table-cell>
          <table:table-cell table:style-name="Tableau1.a1" office:value-type="string">
            <text:p text:style-name="P15">1</text:p>
          </table:table-cell>
          <table:table-cell table:style-name="Tableau1.b1" office:value-type="string">
            <text:p text:style-name="P15">1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5">1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5">1</text:p>
          </table:table-cell>
          <table:table-cell table:style-name="Tableau1.b1" office:value-type="string">
            <text:p text:style-name="P15">1</text:p>
          </table:table-cell>
          <table:table-cell table:style-name="Tableau1.b1" office:value-type="string">
            <text:p text:style-name="P15">1</text:p>
          </table:table-cell>
          <table:table-cell table:style-name="Tableau1.b1" office:value-type="string">
            <text:p text:style-name="P15">1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b1" office:value-type="string">
            <text:p text:style-name="P14">0</text:p>
          </table:table-cell>
          <table:table-cell table:style-name="Tableau1.t1" office:value-type="string">
            <text:p text:style-name="P15">1</text:p>
          </table:table-cell>
          <table:table-cell table:style-name="Tableau1.t1" office:value-type="string">
            <text:p text:style-name="P15">1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5">1</text:p>
          </table:table-cell>
          <table:table-cell table:style-name="Tableau1.t1" office:value-type="string">
            <text:p text:style-name="P15">1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5">1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5">1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4">0</text:p>
          </table:table-cell>
          <table:table-cell table:style-name="Tableau1.t1" office:value-type="string">
            <text:p text:style-name="P14">0</text:p>
          </table:table-cell>
          <table:table-cell table:style-name="Tableau1.AI1" office:value-type="string">
            <text:p text:style-name="P16">1</text:p>
          </table:table-cell>
          <table:table-cell table:style-name="Tableau1.AI1" office:value-type="string">
            <text:p text:style-name="P16">1</text:p>
          </table:table-cell>
          <table:table-cell table:style-name="Tableau1.AI1" office:value-type="string">
            <text:p text:style-name="P16">1</text:p>
          </table:table-cell>
          <table:table-cell table:style-name="Tableau1.AI1" office:value-type="string">
            <text:p text:style-name="P16">1</text:p>
          </table:table-cell>
          <table:table-cell table:style-name="Tableau1.AI1" office:value-type="string">
            <text:p text:style-name="P14">0</text:p>
          </table:table-cell>
          <table:table-cell table:style-name="Tableau1.AI1" office:value-type="string">
            <text:p text:style-name="P14">0</text:p>
          </table:table-cell>
          <table:table-cell table:style-name="Tableau1.AO1" office:value-type="string">
            <text:p text:style-name="P17">1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4">0</text:p>
          </table:table-cell>
          <table:table-cell table:style-name="Tableau1.AO1" office:value-type="string">
            <text:p text:style-name="P14">0</text:p>
          </table:table-cell>
          <table:table-cell table:style-name="Tableau1.AO1" office:value-type="string">
            <text:p text:style-name="P18">0</text:p>
          </table:table-cell>
          <table:table-cell table:style-name="Tableau1.AO1" office:value-type="string">
            <text:p text:style-name="P14">0</text:p>
          </table:table-cell>
          <table:table-cell table:style-name="Tableau1.AO1" office:value-type="string">
            <text:p text:style-name="P14">0</text:p>
          </table:table-cell>
          <table:table-cell table:style-name="Tableau1.AO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Z1" office:value-type="string">
            <text:p text:style-name="P14">0</text:p>
          </table:table-cell>
          <table:table-cell table:style-name="Tableau1.Al1" office:value-type="string">
            <text:p text:style-name="P14">0</text:p>
          </table:table-cell>
          <table:table-cell table:style-name="Tableau1.Al1" office:value-type="string">
            <text:p text:style-name="P14">0</text:p>
          </table:table-cell>
          <table:table-cell table:style-name="Tableau1.Al1" office:value-type="string">
            <text:p text:style-name="P14">0</text:p>
          </table:table-cell>
          <table:table-cell table:style-name="Tableau1.Al1" office:value-type="string">
            <text:p text:style-name="P14">0</text:p>
          </table:table-cell>
          <table:table-cell table:style-name="Tableau1.Al1" office:value-type="string">
            <text:p text:style-name="P14">0</text:p>
          </table:table-cell>
          <table:table-cell table:style-name="Tableau1.Al1" office:value-type="string">
            <text:p text:style-name="P14">0</text:p>
          </table:table-cell>
          <table:table-cell table:style-name="Tableau1.Ar1" office:value-type="string">
            <text:p text:style-name="P14">0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3"/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2"/>
        <table:table-column table:style-name="Tableau2.Z"/>
        <table:table-row table:style-name="Tableau2.1">
          <table:table-cell table:style-name="Tableau2.A1" office:value-type="string">
            <text:p text:style-name="P11">2</text:p>
          </table:table-cell>
          <table:table-cell table:style-name="Tableau2.A1" office:value-type="string">
            <text:p text:style-name="P11">D</text:p>
          </table:table-cell>
          <table:table-cell table:style-name="Tableau2.A1" office:value-type="string">
            <text:p text:style-name="P11">C</text:p>
          </table:table-cell>
          <table:table-cell table:style-name="Tableau2.A1" office:value-type="string">
            <text:p text:style-name="P11">5</text:p>
          </table:table-cell>
          <table:table-cell table:style-name="Tableau2.A1" office:value-type="string">
            <text:p text:style-name="P11">B</text:p>
          </table:table-cell>
          <table:table-cell table:style-name="Tableau2.A1" office:value-type="string">
            <text:p text:style-name="P11">D</text:p>
          </table:table-cell>
          <table:table-cell table:style-name="Tableau2.A1" office:value-type="string">
            <text:p text:style-name="P11">5</text:p>
          </table:table-cell>
          <table:table-cell table:style-name="Tableau2.H1" office:value-type="string">
            <text:p text:style-name="P11">3</text:p>
          </table:table-cell>
          <table:table-cell table:style-name="Tableau2.H1" office:value-type="string">
            <text:p text:style-name="P11">2</text:p>
          </table:table-cell>
          <table:table-cell table:style-name="Tableau2.H1" office:value-type="string">
            <text:p text:style-name="P11">1</text:p>
          </table:table-cell>
          <table:table-cell table:style-name="Tableau2.H1" office:value-type="string">
            <text:p text:style-name="P11">C</text:p>
          </table:table-cell>
          <table:table-cell table:style-name="Tableau2.H1" office:value-type="string">
            <text:p text:style-name="P11">0</text:p>
          </table:table-cell>
          <table:table-cell table:style-name="Tableau2.M1" office:value-type="string">
            <text:p text:style-name="P11">6</text:p>
          </table:table-cell>
          <table:table-cell table:style-name="Tableau2.M1" office:value-type="string">
            <text:p text:style-name="P11">1</text:p>
          </table:table-cell>
          <table:table-cell table:style-name="Tableau2.M1" office:value-type="string">
            <text:p text:style-name="P11">A</text:p>
          </table:table-cell>
          <table:table-cell table:style-name="Tableau2.M1" office:value-type="string">
            <text:p text:style-name="P11">8</text:p>
          </table:table-cell>
          <table:table-cell table:style-name="Tableau2.Q1" office:value-type="string">
            <text:p text:style-name="P10">3</text:p>
          </table:table-cell>
          <table:table-cell table:style-name="Tableau2.Q1" office:value-type="string">
            <text:p text:style-name="P12">C</text:p>
          </table:table-cell>
          <table:table-cell table:style-name="Tableau2.S1" office:value-type="string">
            <text:p text:style-name="P13">4</text:p>
          </table:table-cell>
          <table:table-cell table:style-name="Tableau2.S1" office:value-type="string">
            <text:p text:style-name="P13">0</text:p>
          </table:table-cell>
          <table:table-cell table:style-name="Tableau2.S1" office:value-type="string">
            <text:p text:style-name="P13">0</text:p>
          </table:table-cell>
          <table:table-cell table:style-name="Tableau2.V1" office:value-type="string">
            <text:p text:style-name="P9">F</text:p>
          </table:table-cell>
          <table:table-cell table:style-name="Tableau2.V1" office:value-type="string">
            <text:p text:style-name="P9">F</text:p>
          </table:table-cell>
          <table:table-cell table:style-name="Tableau2.V1" office:value-type="string">
            <text:p text:style-name="P9">F</text:p>
          </table:table-cell>
          <table:table-cell table:style-name="Tableau2.Y1" office:value-type="string">
            <text:p text:style-name="P10">7</text:p>
          </table:table-cell>
          <table:table-cell table:style-name="Tableau2.Z1" office:value-type="string">
            <text:p text:style-name="P10">F</text:p>
          </table:table-cell>
        </table:table-row>
      </table:table>
      <text:p text:style-name="Standard"/>
      <text:p text:style-name="P5"/>
      <text:p text:style-name="P5">Lattitude</text:p>
      <text:p text:style-name="P5"/>
      <text:p text:style-name="P20">Longitude</text:p>
      <text:p text:style-name="P20"/>
      <text:p text:style-name="P21">bit de signe pour longitude</text:p>
      <text:p text:style-name="Standard"/>
      <text:p text:style-name="P8">Altitude</text:p>
      <text:p text:style-name="P1"/>
      <text:p text:style-name="P1">Température</text:p>
      <text:p text:style-name="P1"/>
      <text:p text:style-name="P2">Pression</text:p>
      <text:p text:style-name="P2"/>
      <text:p text:style-name="P3">Radiation</text:p>
      <text:p text:style-name="P3"/>
      <text:p text:style-name="P4">Humidité</text:p>
      <text:p text:style-name="P4"/>
      <text:p text:style-name="P22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2-19T16:56:30.805682192</dc:date>
    <meta:editing-duration>PT7H57M4S</meta:editing-duration>
    <meta:editing-cycles>4</meta:editing-cycles>
    <meta:generator>LibreOffice/6.3.5.2$Linux_X86_64 LibreOffice_project/30$Build-2</meta:generator>
    <meta:document-statistic meta:table-count="2" meta:image-count="0" meta:object-count="0" meta:page-count="1" meta:paragraph-count="130" meta:word-count="134" meta:character-count="211" meta:non-whitespace-character-count="207"/>
  </office:meta>
</office:document-meta>
</file>